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>
            <draw:frame table:end-cell-address="Sheet1.H15" table:end-x="0.196cm" table:end-y="0.347cm" draw:z-index="0" draw:style-name="gr1" svg:width="18.754cm" svg:height="6.645cm" svg:x="0cm" svg:y="0cm">
              <draw:object draw:notify-on-update-of-ranges="Sheet1.I1:Sheet1.I1 Sheet1.I2:Sheet1.I21 Sheet1.H2:Sheet1.H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string">
            <text:p>Passo do treinamento</text:p>
          </table:table-cell>
          <table:table-cell office:value-type="string">
            <text:p>Vizinhança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9">09/12/2009</text:date>, <text:time>17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connect-bars="false" chart:include-hidden-cells="false" chart:auto-position="true" chart:auto-size="true" chart:treat-empty-cells="ignor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none" draw:fill-color="#0084d1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8.755cm" svg:height="6.646cm" chart:class="chart:scatter" chart:style-name="ch1">
        <chart:plot-area chart:style-name="ch2" table:cell-range-address="Sheet1.H1:Sheet1.I21" chart:data-source-has-labels="row" svg:x="0.549cm" svg:y="0.132cm" svg:width="17.831cm" svg:height="6.4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666666" dr3d:direction="(0.9 0.5 0.0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title svg:x="8.175cm" svg:y="6.143cm" chart:style-name="ch4">
              <text:p>Passo do treinamento</text:p>
            </chart:title>
          </chart:axis>
          <chart:axis chart:dimension="y" chart:name="primary-y" chart:style-name="ch5">
            <chart:title svg:x="0.376cm" svg:y="3.865cm" chart:style-name="ch6">
              <text:p>Vizinhança</text:p>
            </chart:title>
            <chart:grid chart:style-name="ch7" chart:class="major"/>
          </chart:axis>
          <chart:axis chart:dimension="z" chart:name="primary-z" chart:style-name="ch3"/>
          <chart:series chart:style-name="ch8" chart:values-cell-range-address="Sheet1.I2:Sheet1.I21" chart:label-cell-address="Sheet1.I1:Sheet1.I1" chart:class="chart:scatter">
            <chart:domain table:cell-range-address="Sheet1.H2:Sheet1.H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 text:id="Sheet1.I1:Sheet1.I1">Vizinhanç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H2:Sheet1.H21">1</text:p>
              </table:table-cell>
              <table:table-cell office:value-type="float" office:value="5">
                <text:p text:id="Sheet1.I2:Sheet1.I21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